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bb7e" officeooo:paragraph-rsid="000dbb7e"/>
    </style:style>
    <style:style style:name="P2" style:family="paragraph" style:parent-style-name="Standard">
      <style:text-properties officeooo:rsid="000dbb7e" officeooo:paragraph-rsid="000eeb9d"/>
    </style:style>
    <style:style style:name="P3" style:family="paragraph" style:parent-style-name="Standard">
      <style:text-properties officeooo:rsid="000ff772" officeooo:paragraph-rsid="000ff772"/>
    </style:style>
    <style:style style:name="P4" style:family="paragraph" style:parent-style-name="Text_20_body">
      <style:text-properties officeooo:rsid="001215d1" officeooo:paragraph-rsid="001215d1"/>
    </style:style>
    <style:style style:name="P5" style:family="paragraph" style:parent-style-name="Text_20_body">
      <style:text-properties officeooo:rsid="00149d4e" officeooo:paragraph-rsid="00149d4e"/>
    </style:style>
    <style:style style:name="P6" style:family="paragraph" style:parent-style-name="Text_20_body">
      <style:text-properties officeooo:rsid="00152a16" officeooo:paragraph-rsid="00152a16"/>
    </style:style>
    <style:style style:name="P7" style:family="paragraph" style:parent-style-name="Text_20_body">
      <style:text-properties officeooo:rsid="0017bbf7" officeooo:paragraph-rsid="0017bbf7"/>
    </style:style>
    <style:style style:name="T1" style:family="text">
      <style:text-properties officeooo:rsid="000eeb9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125e3" style:font-style-asian="normal" style:font-style-complex="normal"/>
    </style:style>
    <style:style style:name="T5" style:family="text">
      <style:text-properties fo:font-style="normal" officeooo:rsid="00149d4e" style:font-style-asian="normal" style:font-style-complex="normal"/>
    </style:style>
    <style:style style:name="T6" style:family="text">
      <style:text-properties fo:font-style="normal" officeooo:rsid="0016c003" style:font-style-asian="normal" style:font-style-complex="normal"/>
    </style:style>
    <style:style style:name="T7" style:family="text">
      <style:text-properties officeooo:rsid="00152a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spectivas Tecnológicas, Culturais <text:span text:style-name="T1">e Legais</text:span> <text:span text:style-name="T1">de Gestão </text:span>em Startup: Estudo de Caso d<text:span text:style-name="T1">e</text:span> Fusão da Macromedia Pela Adobe em 2005 <text:span text:style-name="T7">e o Encerramento da Tecnologia Flash em 2015</text:span></text:h>
      <text:h text:style-name="Heading_20_3" text:outline-level="3">Introdução</text:h>
      <text:p text:style-name="P1">Atualmente existe um modismo predominante que permeiou até mesmo a academia, último refúgio das tendências, aonde somente se é aceito a sua consideração em pesquisas quando da sua completa e não-ignorável aparência, seja do ponto de vista fenomenológico seja culturo-social-acadêmico.</text:p>
      <text:p text:style-name="P1"/>
      <text:p text:style-name="P3">A Adobe é mundialmente conhecida pelo seu principal produto, Adobe Acrobat PDF Reader, o seu leitor de arquivos no formato PDF é predominante, <text:span text:style-name="T2">a força deste produto capitalizou a empresa</text:span><text:span text:style-name="T3"> para a aquisição e fusão de seu interesse.</text:span></text:p>
      <text:p text:style-name="P3"><text:span text:style-name="T3"/></text:p>
      <text:p text:style-name="P3"><text:span text:style-name="T3">No ano de 2005 o cenário tecnológico era outro, assim como todas as tecnologias, principalmente na indústria de TI, seu futuro é imprevisível. </text:span><text:span text:style-name="T4">Neste ano a tecnologia denominada Flash, com seu player voltado para a internet, dominava, com afirmações do tipo 99% da internet tem o Flash Player instalado, uma fatia expressiva das máquinas permitiam a sua utilização. Esse dado mercadológico certamente foi importante para a decisão da Adobe de adquirir esta tecnologia, impossibilitada de saber que seu fim era eminente.</text:span></text:p>
      <text:p text:style-name="P3"><text:span text:style-name="T4"/></text:p>
      <text:h text:style-name="Heading_20_3" text:outline-level="3"><text:span text:style-name="T4">M</text:span><text:span text:style-name="T3">acromedia: Um breve histórico</text:span></text:h>
      <text:p text:style-name="P4"><text:span text:style-name="T3">O Flash player surge com </text:span><text:span text:style-name="T2">força em 1998 </text:span><text:span text:style-name="T3">permitindo animações e, de certa forma, novos tipo de interações em ambientes virtuais. Odiado por muitos, foi o responsável por “dar vida” a internet, a origem da marcação HTML e criação de conteúdo para internet era quase com a intenção de traduzir e/ou copiar para o computador e linguagem de máquina o conteúdo já disponível em livros, a grande inovação eram os hyperlinks, que permitiam a ligação de documentos, como se você chegasse ao final do livro e com um clique conseguisse acessar mais conteúdo relacionado, muito rapidamente.</text:span></text:p>
      <text:p text:style-name="P4"><text:span text:style-name="T3">Mas diferentemente de livros e deste conceito de clique em busca de informação o Flash coloriu e animou a internet, uma nova gama de sub-produtos virtuais surgia, sites animados, animações em formato web, anúncios publicitários animados e jogos para a internet. </text:span><text:span text:style-name="T5">Odiado por muitos e amador por outros, de certa forma revolucionou a internet e cresceu “na cola” do windows e internet explorer, ficando de fora da batalha que se travava naquele momento entre diversos sistemas operacionais e navegadores, o Flash funcionava em todos os ambientes.</text:span></text:p>
      <text:p text:style-name="P5"><text:span text:style-name="T3">Muitas empresas olhavam então para o Flash com muito interesse, uma das primeiras tecnologias a adquirir tamanha fatia de mercado por não ignorar usuários, a tecnologia era distribuída para Macs e Linux, funcionava em navegadores diversos e era muito leve para época. Era o início de uma tendência chamada OTTS (over the-top services), serviços leves e funcionais que deixavam o núcleo da batalha tecnológica por sistemas operacionais e navegadores para outras empresas.</text:span></text:p>
      <text:p text:style-name="P6"><text:span text:style-name="T3">Do ponto de vista do Flash Player o cenário era incrível, mas o desenvolvimento de produtos para esta tecnologia exigia um produto específico, o próprio Macromedia Flash, um software </text:span><text:soft-page-break/><text:span text:style-name="T3">proprietário que só funcionava em ambiente windows, com seu preço em dolares. A mesma irrestribilidade de ambientes que o Flash Player possuia, a sua IDE de desenvolvimento não possuia, obrigando desenvolvedores a terem o windows instalado na máquina, algo contornável em muitos cenários, mas uma grande restrição sem dúvidas, principalmente para configurações de baixo custo. Cada nova versão exigia um grande upgrade na máquina, puxando junto o windows e empurrando o paradigma tecnológico.</text:span></text:p>
      <text:p text:style-name="P6"><text:span text:style-name="T3">Mesmo após a fusão e até </text:span><text:span text:style-name="T6">seu último dia de vida como produto oficial, o Flash manteve-se dentro deste modelo, muitos entusiastas do Linux e código aberto mantinham remotas esperanças da sua migração para tecnologias básicas mais consistentes em detrimento ao ambiente Windows, e então entramos nos aspectos culturais da fusão, que foram mantidos.</text:span></text:p>
      <text:h text:style-name="Heading_20_3" text:outline-level="3"><text:span text:style-name="T4">A </text:span><text:span text:style-name="T3">Fusão da Adobe</text:span></text:h>
      <text:p text:style-name="Text_20_body"><text:span text:style-name="T3"/></text:p>
      <text:p text:style-name="P2"/>
      <text:h text:style-name="Heading_20_3" text:outline-level="3">Aspectos Legais</text:h>
      <text:p text:style-name="P2">Apesar do interesse do estudo de startups emergir com força somente recentemente, muitas mudanças tecnológicas sempre ocorreram <text:span text:style-name="T1">e o mercado tecnológico apresenta diferente níveis de maturidade, principalmente em países sede de grande empresas tecnológicas, o impossível de não ser citado e berço de muitas inovações, Estados Unidos com seu poderoso vale do silício, berço de grandes empresas de tecnologia e universidade com recursos destinados ao progresso científico em consonância e harmonia com a cultura da startup, há anos.</text:span></text:p>
      <text:p text:style-name="P2"/>
      <text:p text:style-name="P2"><text:span text:style-name="T1">Outros países tem <text:s/>Irlanda</text:span></text:p>
      <text:p text:style-name="P1"/>
      <text:p text:style-name="P1">Uma startup </text:p>
      <text:p text:style-name="P1"/>
      <text:h text:style-name="Heading_20_2" text:outline-level="2">Metodologia</text:h>
      <text:p text:style-name="P7">Definições</text:p>
      <text:p text:style-name="P7">Aspectos culturais: Modelo de negócio, cultura de inovação, países inovadores</text:p>
      <text:p text:style-name="P7">Aspectos tecnológicos: predominância mercadológica, finalidade, versionamentos</text:p>
      <text:p text:style-name="P7">Aspectos legais: globalização e leis protecionistas da Califórnia, a Irlanda e seu inovador arcabouço juríd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09:39:26.730128311</meta:creation-date>
    <dc:date>2017-06-05T10:10:25.973915794</dc:date>
    <meta:editing-duration>PT30M55S</meta:editing-duration>
    <meta:editing-cycles>12</meta:editing-cycles>
    <meta:generator>LibreOffice/5.1.6.2$Linux_X86_64 LibreOffice_project/10m0$Build-2</meta:generator>
    <meta:document-statistic meta:table-count="0" meta:image-count="0" meta:object-count="0" meta:page-count="2" meta:paragraph-count="21" meta:word-count="725" meta:character-count="4735" meta:non-whitespace-character-count="4029"/>
  </office:meta>
</office:document-meta>
</file>